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258000000C8EEFB6B9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2.49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P2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3cm" svg:height="3.669cm" svg:x="2.4cm" svg:y="13.6cm">
          <draw:text-box>
            <text:p text:style-name="P1">“Redmine is a flexible project management web application. Written using the Ruby on Rails framework, it is cross-platform and cross-database.”</text:p>
            <text:p text:style-name="P2"/>
          </draw:text-box>
        </draw:frame>
        <draw:frame draw:style-name="gr2" draw:layer="layout" svg:width="5.641cm" svg:height="0.962cm" svg:x="21.6cm" svg:y="17.2cm">
          <draw:text-box>
            <text:p>– redmine website</text:p>
          </draw:text-box>
        </draw:frame>
        <draw:frame draw:style-name="gr3" draw:text-style-name="P3" draw:layer="layout" svg:width="21.427cm" svg:height="7.141cm" svg:x="4.273cm" svg:y="2.1cm">
          <draw:image xlink:href="Pictures/1000020100000258000000C8EEFB6B9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rry </meta:initial-creator>
    <meta:creation-date>2012-06-25T23:32:20</meta:creation-date>
    <dc:date>2012-06-25T23:46:36</dc:date>
    <dc:creator>harry </dc:creator>
    <meta:editing-duration>P0D</meta:editing-duration>
    <meta:editing-cycles>1</meta:editing-cycles>
    <meta:generator>LibreOffice/3.5$Linux_X86_64 LibreOffice_project/350m1$Build-2</meta:generator>
    <meta:printed-by>harry </meta:printed-by>
    <meta:print-date>2012-06-25T23:39:41</meta:print-date>
    <meta:document-statistic meta:object-count="3"/>
  </office:meta>
</office:document-meta>
</file>